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Standard">
      <style:paragraph-properties fo:margin-left="0cm" fo:margin-right="0cm" fo:text-align="start" style:justify-single-word="false" fo:text-indent="0cm" style:auto-text-indent="false"/>
    </style:style>
    <style:style style:name="P4" style:family="paragraph" style:parent-style-name="Preformatted_20_Text">
      <style:paragraph-properties fo:margin-left="0cm" fo:margin-right="0cm" fo:text-align="start" style:justify-single-word="false" fo:text-indent="0cm" style:auto-text-indent="false"/>
    </style:style>
    <style:style style:name="P5" style:family="paragraph" style:parent-style-name="Preformatted_20_Text">
      <style:paragraph-properties fo:margin-top="0cm" fo:margin-bottom="0.499cm"/>
    </style:style>
    <style:style style:name="P6" style:family="paragraph" style:parent-style-name="Standard" style:list-style-name="L1">
      <style:paragraph-properties fo:text-align="start" style:justify-single-word="false"/>
    </style:style>
    <style:style style:name="P7" style:family="paragraph" style:parent-style-name="Standard" style:list-style-name="L1">
      <style:paragraph-properties fo:margin-left="0cm" fo:margin-right="0cm" fo:text-align="start" style:justify-single-word="false" fo:text-indent="-0.635cm" style:auto-text-indent="false"/>
    </style:style>
    <style:style style:name="P8" style:family="paragraph" style:parent-style-name="Standard" style:list-style-name="L1">
      <style:paragraph-properties fo:margin-left="1.251cm" fo:margin-right="0cm" fo:text-align="start" style:justify-single-word="false" fo:text-indent="-0.635cm" style:auto-text-indent="false"/>
    </style:style>
    <style:style style:name="P9" style:family="paragraph" style:parent-style-name="Standard">
      <style:paragraph-properties fo:margin-left="0cm" fo:margin-right="0cm" fo:text-align="start" style:justify-single-word="false" fo:text-indent="0cm" style:auto-text-indent="false"/>
    </style:style>
    <style:style style:name="P10" style:family="paragraph" style:parent-style-name="Standard" style:list-style-name="L1">
      <style:paragraph-properties fo:margin-left="0cm" fo:margin-right="0cm" fo:text-align="start" style:justify-single-word="false" fo:text-indent="0cm" style:auto-text-indent="false"/>
    </style:style>
    <style:style style:name="P11" style:family="paragraph" style:parent-style-name="Standard" style:list-style-name="L1">
      <style:paragraph-properties fo:margin-left="1.251cm" fo:margin-right="0cm" fo:text-align="start" style:justify-single-word="false" fo:text-indent="0cm" style:auto-text-indent="false"/>
    </style:style>
    <style:style style:name="T1" style:family="text">
      <style:text-properties fo:color="#00979c"/>
    </style:style>
    <style:style style:name="T2" style:family="text">
      <style:text-properties fo:color="#5e6d03"/>
    </style:style>
    <style:style style:name="T3" style:family="text">
      <style:text-properties fo:color="#d35400"/>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rduino Projekt</text:p>
      <text:p text:style-name="P1"/>
      <text:p text:style-name="P2">Dokumentation</text:p>
      <text:p text:style-name="P2"/>
      <text:p text:style-name="P2">Projektfindung</text:p>
      <text:p text:style-name="P2"/>
      <text:p text:style-name="P2">als erstes hatte ich als jemand der keinerlei Kenntnisse der Möglichkeiten von Arduino und damit das Problem <text:s/>Zuerst wollte ich eine digitales Schloss entwickeln, das über eine App angestteuert werden kann. Es hat sich aber relativ schnell herausgestellt, dass ich nicht über die programmatorischen oder die notwendigen Hardwareressourcen verfüge um eine derartige Aufgabe zu übernehmen. Das aktuelle Projekt besteht nun darin Noten bzw. Klänge in darzustellen. Meine Recherche ergab hier recht kostengünstige Materialen die leicht zu beschaffen sind. Es hat sich sogar nach einigen Gesprächen herausgestellt dass diese Materialien in der Schule verfügbar waren.</text:p>
      <text:p text:style-name="P2"/>
      <text:p text:style-name="P2"/>
      <text:p text:style-name="P2">Benötigte Harware:</text:p>
      <text:list xml:id="list7423836270143579190" text:style-name="L1">
        <text:list-item>
          <text:list>
            <text:list-item>
              <text:p text:style-name="P6">1 arduino board</text:p>
              <text:p text:style-name="P6"/>
            </text:list-item>
            <text:list-item>
              <text:p text:style-name="P6">die nötige verkabelung (spezifierung später)</text:p>
            </text:list-item>
            <text:list-item>
              <text:p text:style-name="P6">ein usb keyboard</text:p>
              <text:p text:style-name="P6"/>
            </text:list-item>
          </text:list>
          <text:p text:style-name="P7">Formulierte Ziele meiner Anwendung:</text:p>
          <text:p text:style-name="P8">- töne und intervalle wiederzugeben</text:p>
          <text:p text:style-name="P8">- generell eine tonleiter abspielen</text:p>
          <text:p text:style-name="P8">- vielleicht ein klassisches Werk als Abfolge verschiedener Noten abspielen zu lassen</text:p>
          <text:p text:style-name="P8">- mein keyboard als klavier nutzen zu können</text:p>
          <text:p text:style-name="P7"><text:s/></text:p>
          <text:p text:style-name="P7">Als erstes geht es nun daran die Material zu beschaffen, dabei stellen sich folgende Fragen</text:p>
        </text:list-item>
        <text:list-item>
          <text:p text:style-name="P8">Arduino Board oder Rasperry Pi? Da das Arduino Board bereits in der Schulevorhanden war habe ist die Entscheidung leichtgefallen</text:p>
        </text:list-item>
        <text:list-item>
          <text:p text:style-name="P8">Wie gebe ich töne wieder? Ist mein lautsprecher kompatibel? Der Lautsprecher war auch in der Schule vorhanden</text:p>
        </text:list-item>
        <text:list-item>
          <text:p text:style-name="P8">In welcher Zeit werden Töne abgespielt die sich möglichst natürlich abgespielt werden</text:p>
        </text:list-item>
        <text:list-item>
          <text:p text:style-name="P8">welche Töne hören sich wie vergleichbare Noten aus der realen Melodik an?</text:p>
          <text:p text:style-name="P8"/>
          <text:p text:style-name="P10">Erste antworten konnte ich auf folgenden links einsammeln</text:p>
          <text:list>
            <text:list-header>
              <text:p text:style-name="P11"><text:s/>- <text:a xlink:type="simple" xlink:href="http://www.instructables.com/id/Arduino-Basics-Making-Sound/">http://www.instructables.com/id/Arduino-Basics-Making-Sound/</text:a></text:p>
            </text:list-header>
            <text:list-item>
              <text:p text:style-name="P11"><text:a xlink:type="simple" xlink:href="http://funduino.de/nr-3-licht-und-ton">http://funduino.de/nr-3-licht-und-ton</text:a></text:p>
            </text:list-item>
            <text:list-item>
              <text:p text:style-name="P11"><text:a xlink:type="simple" xlink:href="http://funduino.de/nr-08-toene-erzeugen">http://funduino.de/nr-08-toene-erzeugen</text:a></text:p>
            </text:list-item>
            <text:list-item>
              <text:p text:style-name="P11"><text:a xlink:type="simple" xlink:href="http://www.sengpielaudio.com/Rechner-notennamen.htm">http://www.sengpielaudio.com/Rechner-notennamen.htm</text:a></text:p>
            </text:list-item>
            <text:list-item>
              <text:p text:style-name="P11">C++ auf dem youtube channel von oob</text:p>
              <text:p text:style-name="P11"/>
            </text:list-item>
          </text:list>
        </text:list-item>
      </text:list>
      <text:p text:style-name="P3">es scheint als ob ich einen sog. <text:s/>„passive buzzer benötige“ um unterschiedliche töne zu erzeugen</text:p>
      <text:p text:style-name="P3">nach einem Gespräch mit unserem Lehrer und „Projektmentor“ Herr Hasenbank ist ein „active buzzer“ Lautsprecher ausreichend. Hier zeigt sich <text:s text:c="2"/></text:p>
      <text:p text:style-name="P3"/>
      <text:p text:style-name="P3">mögliche namen „Bass Bass, wir brauchen Bass“</text:p>
      <text:p text:style-name="P3">Rasperry Pi vs. Arduino</text:p>
      <text:p text:style-name="P3">hier leigt im grunde kein konkurrrenzprodukt vor daher kann ich mir für meine persönliche sammlung ein rasperry pi zulegen und prüfen wie der code für beide „maschinen“ funktioniert</text:p>
      <text:p text:style-name="P3"/>
      <text:p text:style-name="P3"><text:soft-page-break/><text:a xlink:type="simple" xlink:href="http://funduino.de/nr-08-toene-erzeugen">http://funduino.de/nr-08-toene-erzeugen</text:a></text:p>
      <text:p text:style-name="P3"/>
      <text:p text:style-name="P3"/>
      <text:p text:style-name="P3"/>
      <text:p text:style-name="P3">HW</text:p>
      <text:p text:style-name="P3"/>
      <text:p text:style-name="P3">zum ausführen des Codes habe ich zuerst folgenden code zum probieren von <text:a xlink:type="simple" xlink:href="http://funduino.de/nr-08-toene-erzeugen">http://funduino.de/nr-08-toene-erzeugen</text:a> heruntergeladen</text:p>
      <text:p text:style-name="P3"/>
      <text:p text:style-name="P4"><text:span text:style-name="T1">void</text:span> <text:span text:style-name="T2">setup</text:span>() </text:p>
      <text:p text:style-name="Preformatted_20_Text">{</text:p>
      <text:p text:style-name="Preformatted_20_Text">}</text:p>
      <text:p text:style-name="Preformatted_20_Text"/>
      <text:p text:style-name="Preformatted_20_Text"><text:span text:style-name="T1">void</text:span> <text:span text:style-name="T2">loop</text:span>()</text:p>
      <text:p text:style-name="Preformatted_20_Text">{</text:p>
      <text:p text:style-name="Preformatted_20_Text"><text:span text:style-name="T3">tone</text:span>(8, 100); </text:p>
      <text:p text:style-name="Preformatted_20_Text"><text:span text:style-name="T3">delay</text:span>(1000); </text:p>
      <text:p text:style-name="Preformatted_20_Text"><text:span text:style-name="T3">noTone</text:span>(8); </text:p>
      <text:p text:style-name="Preformatted_20_Text"><text:span text:style-name="T3">delay</text:span>(1000); </text:p>
      <text:p text:style-name="P5">}</text:p>
      <text:p text:style-name="P3">wichtige Befehle für</text:p>
      <text:p text:style-name="P3">nach absprache hat sich herausgestellt dass meine Zielstellungen recht arbeitsintensiv sind und sich evtl. gar nicht realisieren lassen. Daher wurde die Zielstellung vorerst abgeändert, und nun ist mein erster Milestone, ein Programm zu schreiben, dass ein C-Dur Tonleiter abspielt. Hierzu habe ich zuerst einfach die 8 entsprechenden Noten aneinander gereiht. Zur Codeoptimierung ist hier aber sinnvoller ein Array das die notwendigen Noten enthält zu schreiben und dann diese mit einer Schleife wieder zugegeben. Dies war dann mein nächstes Ziel.</text:p>
      <text:p text:style-name="P3"/>
      <text:p text:style-name="P3">Mit der Arduino innewohnenden Sound Bibliothek kann ich Frequenzbereiche von 31 Hertz bis 4978 Hertz abspielen. <text:s/>Ein Klavier, das Instrument wonach ich mein Programm ausrichte kann als niedrigste Note C1(32 Hertz) und als höchste Note C8(4186 Hertz abspielen). Damit übernehme ich fast alle Noten aus der pitches.h library bis auf 2.</text:p>
      <text:p text:style-name="P3"/>
      <text:p text:style-name="P3">Musiktheorie:</text:p>
      <text:p text:style-name="P3"/>
      <text:p text:style-name="P3">Halbtontonleiter</text:p>
      <text:p text:style-name="P3">Dur Tonleiter</text:p>
      <text:p text:style-name="P3">Moll Tonleiter</text:p>
      <text:p text:style-name="P3"/>
      <text:p text:style-name="P3">Probleme</text:p>
      <text:p text:style-name="P3">delay- diese funktion in c++ habe ich zuerst einfach übernommen, um dann zu merken dass ich sie nicht richtig verstehe was das gesamtkonzept meines programms in frage stellt</text:p>
      <text:p text:style-name="P3">problem ist dass der zeitraum in dem die note gespielt wird kleiner sein muss als der delay. Denn der delay stellt eine verzögerung dar, die am anfang der note beginnt.</text:p>
      <text:p text:style-name="P3">Die programmiersprache c++ hat mir ebenfalls einige Herausforderungen beschert. Die variablenbelegung ist unterschiedlich </text:p>
      <text:p text:style-name="P3">für mein programm benötige ich die pitches.h library. Auf diese konnte ich mit meiner abgespeicherten Datei nicht zugreifen. Lösung: ich musste also die pitches.h in einem neuen ordner anlegen und als Bibliothek in Arduino einbinden.</text:p>
      <text:p text:style-name="P3"/>
      <text:p text:style-name="P3">Neue Zielstellung:</text:p>
      <text:p text:style-name="P3"/>
      <text:p text:style-name="P3">eine eingabe entwickeln um moll, dur oder 12 ton einzugeben </text:p>
      <text:p text:style-name="P3"><text:soft-page-break/>und die startnot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22T09:29:39.97</meta:creation-date>
    <dc:date>2017-01-12T12:26:11.55</dc:date>
    <meta:editing-duration>PT12H54M6S</meta:editing-duration>
    <meta:editing-cycles>12</meta:editing-cycles>
    <meta:generator>OpenOffice/4.0.0$Win32 OpenOffice.org_project/400m3$Build-9702</meta:generator>
    <meta:document-statistic meta:table-count="0" meta:image-count="0" meta:object-count="0" meta:page-count="3" meta:paragraph-count="58" meta:word-count="623" meta:character-count="4311"/>
  </office:meta>
</office:document-meta>
</file>